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9" style:family="paragraph" style:parent-style-name="Standard" style:list-style-name="L21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0" style:family="paragraph" style:parent-style-name="Standard" style:list-style-name="L21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2241833382817829935"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6130604827286778823"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3455992103068093923"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2934621447312035276"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1060046241208628431"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630159998120631847"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823872655068469837"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8156594860868327840"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96375119235511283"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3950108166879064606"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3687080046542220185"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7020696907384773228"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3624364642293297448"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4862203351683809466" text:style-name="L14">
        <text:list-item>
          <text:p text:style-name="P29">single target damage effect </text:p>
        </text:list-item>
        <text:list-item>
          <text:p text:style-name="P29">aoe damage effect DONE</text:p>
        </text:list-item>
      </text:list>
      <text:p text:style-name="P8">Fix knockdown/standup on defenders DONE</text:p>
      <text:list xml:id="list2494078555677924781"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4354004643486549673"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9153512977554985658"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2665036604417110238"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8171801092327291782"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6099477179144378044"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4329481218506027149"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8176613348691352506"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4418140976269485632"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6149560067102550253"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2462904194703648695"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6976755644189111250"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4244296622098785738"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5254155188987466361"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7148959203260713939"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2111724663198357210"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5478511320247647645"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7749546896244777927"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4516710906214299337"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3527841535902090151"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5942410872289497697"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3191870910019749433"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6739298891530246972"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901561618078321575"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5743969224264644968"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359042614006179092"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976845197158143523"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2903247067667032976"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3662718662335041071"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2867415293945142907"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565288190233296326"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1745748654790561150"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7382480297786438941"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3076209674162300652"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5258325758746271196"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8392623940553903866"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8570794745311052788"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8679483512172417914"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1870378944277333599"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1654619496935179225" text:style-name="L54">
        <text:list-item>
          <text:p text:style-name="P69"><text:s/>See notes in design notes document</text:p>
        </text:list-item>
      </text:list>
      <text:p text:style-name="P4">Sprint 39: Rework Necromancer enemy (completed 28/10/19)</text:p>
      <text:list xml:id="list3099514154241738191"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8506343760892989679"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1580665467192629215" text:style-name="L57">
        <text:list-item>
          <text:p text:style-name="P72">item card looks ugly: redesign item card view DONE</text:p>
        </text:list-item>
        <text:list-item>
          <text:p text:style-name="P72">use STS card templates, or find a new card template DONE</text:p>
        </text:list-item>
      </text:list>
      <text:p text:style-name="P8"/>
      <text:list xml:id="list629229076382800625" text:style-name="L58">
        <text:list-item>
          <text:p text:style-name="P73">find better item sprites DONE</text:p>
        </text:list-item>
      </text:list>
      <text:p text:style-name="P4">Sprint 42: Remove spell info box, implement ability info panels (completed 31/10/19)</text:p>
      <text:list xml:id="list8125648278513834310" text:style-name="L59">
        <text:list-item>
          <text:p text:style-name="P74"><text:soft-page-break/>review scripts from sci fi game</text:p>
        </text:list-item>
      </text:list>
      <text:p text:style-name="P4">Sprint 43: Reward Screen updates + UI view updates (completed 31/10/19)</text:p>
      <text:list xml:id="list8654353389083740537"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5350936830657425543"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3005906625345905931"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6939028689786381160"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3954791687132824627"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3898269501874580843"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7103630650004025092"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5634298062173198152"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8984069916989347221"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4103913530130401440"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3936725045657581664"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4806628397346788452"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4726650526433544865"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2613179201587022376"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7350253741866219542"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2268663584236430909"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3132134650012231997"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1681748565128776180"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6354071459872728674"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5823348138651786511"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5292360790777272413"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7204454974066572876" text:style-name="L81">
        <text:list-item>
          <text:p text:style-name="P96">text logic also edits ability info panel text fields (just for the starting defender abilities) DONE</text:p>
        </text:list-item>
      </text:list>
      <text:p text:style-name="P8">Play Test</text:p>
      <text:list xml:id="list5305966491449342604" text:style-name="L82">
        <text:list-item>
          <text:p text:style-name="P97">Play the game and hunt/squash bugs</text:p>
        </text:list-item>
      </text:list>
      <text:p text:style-name="P8">Controls</text:p>
      <text:list xml:id="list104129353959286918"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4046317603183137962"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7989315702261041610"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1545202074104990962"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5081601855281998743"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8247712108733767808"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8949215789624131697"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6405726778075127014"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5330857398770681129"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1622663948614522784"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4648324105433684415"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981436237911576817"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8640561271666047654"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6980393326433671333"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620174311660477858"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7395322135152640055"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4080679924822113481"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8078661819292970240"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2553256728145433040"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1401472623770679513"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1847808183467889887"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8459675370478849642"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2902970364053279906"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7208951687636185754"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6940376090872099906"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7072854828901120918"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7002827554390123604"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3008302713782977670"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6879043840480035576"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8677205063415176985"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617559061932623819"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2272091014290311474"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6693419112136170539"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3929165707061893508"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6515742477823496357"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5714328268092038186"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467939986991588981"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5637618317520562727"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8008903535821820829"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6353975765068640286"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226958109262198410"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6647559616942452374"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6498142073095979840"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5466337522045933845"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2245284407966492148"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6312140507947268348"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1891758271670613089"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1397202381054504155"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2138493638188669199"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7381004444236825239"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7856499872635476960"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2747206638191663869"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8385651142113037941"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8497460127614002619"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7049971868324131812"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6500364455472460508"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5192764596306781393"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2828958789017751848"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1994704242387944014"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4548701283787967479"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742974191842961332"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8822120527918751968"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7969679748815519833"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5438879527257187405"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2018019978169229784"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3943719764742299637"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3149168415590841716"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1024528070961432313"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3431844053800077733"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8331661754687511156"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4652213044054490935"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8316325077937665343"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7638997939026397359"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1804004112514193379"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6580412910574767138"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5543063467263329678"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6872404487810216389"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7145193335110016653"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2813298388911192487"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6578167890090317243"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7782450533116196"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6297722979026001977"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5468892995253909395"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8798490152781490382"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351409795735371367"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2675839366440986786"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8586913848654040427"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6791955870297536367"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2249112787641607344" text:style-name="L171">
        <text:list-item>
          <text:list>
            <text:list-item>
              <text:p text:style-name="P248">stat value texts in character data change colour if positive/negative</text:p>
            </text:list-item>
          </text:list>
        </text:list-item>
      </text:list>
      <text:p text:style-name="P8"/>
      <text:list xml:id="list4020883665809406848"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7822039708157775953" text:style-name="L173">
        <text:list-item>
          <text:p text:style-name="P227">Character Data</text:p>
          <text:list>
            <text:list-item>
              <text:p text:style-name="P249">all mouse over panel elements highlight when moused over</text:p>
            </text:list-item>
            <text:list-item>
              <text:p text:style-name="P249">plus buttons for talents don't appear unless you have points to spend</text:p>
            </text:list-item>
            <text:list-item>
              <text:p text:style-name="P249">unlocking a talent creates a mini star explosion VFX</text:p>
            </text:list-item>
            <text:list-item>
              <text:p text:style-name="P249">while dragging an ability tome, the drop box has a highlight around it</text:p>
            </text:list-item>
            <text:list-item>
              <text:p text:style-name="P249">when the ability tome is dropped and learnt, a mini start VFX explosion occurs on the drop box</text:p>
            </text:list-item>
          </text:list>
        </text:list-item>
      </text:list>
      <text:p text:style-name="P8"/>
      <text:list xml:id="list2246654849249892101" text:style-name="L174">
        <text:list-item>
          <text:p text:style-name="P228">Character Roster</text:p>
          <text:list>
            <text:list-item>
              <text:p text:style-name="P250">character roster button highlights better when moused over DONE</text:p>
            </text:list-item>
          </text:list>
        </text:list-item>
      </text:list>
      <text:list xml:id="list3455663736604976466" text:style-name="L175">
        <text:list-item>
          <text:p text:style-name="P251">Char Roster / Map Transition</text:p>
          <text:list>
            <text:list-item>
              <text:p text:style-name="P251">Char roster and world map transition from off screen north to centre screen when activated</text:p>
            </text:list-item>
          </text:list>
        </text:list-item>
      </text:list>
      <text:p text:style-name="P6">Sprint 111: Custom Character Builder System. UCM Overhaul. Items modify UCM Appearance. </text:p>
      <text:list xml:id="list3852591926810811278"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2389080290181522170" text:style-name="L177">
        <text:list-item>
          <text:p text:style-name="P216">Player Prefs</text:p>
        </text:list-item>
      </text:list>
      <text:list xml:id="list1243374065832071783"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7730428936912197933" text:style-name="L179">
        <text:list-item>
          <text:p text:style-name="P218">Save Game /Load Game system</text:p>
        </text:list-item>
      </text:list>
      <text:list xml:id="list7472018007240088542"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5916348963517947180"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6292167292201738686"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2850983843696061789"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5604181407759517025"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20641212" text:continue-list="list3852591926810811278"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Sprint ??: REDESIGNING: Redesign talent/talent tree views, redesign some old passives + abilities, implement new abilities passives, design innate racial passives and abilities</text:p>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8880140748184883989"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6598812602912549344"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4071556181907849704" text:style-name="L187">
        <text:list-item>
          <text:p text:style-name="P252">start by editing character model appearance</text:p>
        </text:list-item>
        <text:list-item>
          <text:p text:style-name="P252">create way to save entity in character maker</text:p>
        </text:list-item>
        <text:list-item>
          <text:p text:style-name="P252">create way to load entity in character maker</text:p>
        </text:list-item>
        <text:list-item>
          <text:p text:style-name="P252">create way to edit abilities, talents and weapons</text:p>
        </text:list-item>
      </text:list>
      <text:p text:style-name="P8"/>
      <text:p text:style-name="P8"/>
      <text:p text:style-name="P5">New Script Ideas</text:p>
      <text:p text:style-name="P6">CharacterPresetData</text:p>
      <text:list xml:id="list3939453825578390068" text:style-name="L188">
        <text:list-item>
          <text:list>
            <text:list-item>
              <text:p text:style-name="P253">holds all info about a characters appearance, abilities, talents, passives and items</text:p>
            </text:list-item>
            <text:list-item>
              <text:p text:style-name="P253">saving a character in the character creater screen creates one of these files</text:p>
            </text:list-item>
            <text:list-item>
              <text:p text:style-name="P253">in char select main screen, you can import one of these files</text:p>
            </text:list-item>
            <text:list-item>
              <text:p text:style-name="P253">char select main screen builds the premade origin characters out of these objects.</text:p>
              <text:list>
                <text:list-item>
                  <text:p text:style-name="P253">Also builds the custom characters</text:p>
                </text:list-item>
              </text:list>
            </text:list-item>
            <text:list-item>
              <text:p text:style-name="P253">this object type is saved in playerPrefs</text:p>
            </text:list-item>
          </text:list>
        </text:list-item>
      </text:list>
      <text:p text:style-name="P6">CharacterBuildPresetData</text:p>
      <text:list xml:id="list8067865313511338953" text:style-name="L189">
        <text:list-item>
          <text:p text:style-name="P254">holds data on abilities, and talents</text:p>
        </text:list-item>
        <text:list-item>
          <text:p text:style-name="P254">used to be auto build the combat aspect of characterPresetData objects</text:p>
          <text:list>
            <text:list-item>
              <text:p text:style-name="P254">auto builds, clothing/armor, weapons, abilities and talent point assignments</text:p>
            </text:list-item>
          </text:list>
        </text:list-item>
        <text:list-item>
          <text:p text:style-name="P254">should be an SO</text:p>
        </text:list-item>
        <text:list-item>
          <text:p text:style-name="P254"><text:soft-page-break/>doesnt have to be used</text:p>
        </text:list-item>
      </text:list>
      <text:p text:style-name="P6">CharacterPresetLibrary</text:p>
      <text:list xml:id="list8434808955995510434" text:style-name="L190">
        <text:list-item>
          <text:p text:style-name="P255">static singleton</text:p>
        </text:list-item>
        <text:list-item>
          <text:p text:style-name="P255">stored in playerPrefs</text:p>
        </text:list-item>
        <text:list-item>
          <text:p text:style-name="P255">holds all origin characters in a list</text:p>
        </text:list-item>
        <text:list-item>
          <text:p text:style-name="P255">holds all custom characters in a list (seperate from origin char list)</text:p>
        </text:list-item>
      </text:list>
      <text:p text:style-name="P6">CharacterPresetTemplate</text:p>
      <text:list xml:id="list3131057696923857121"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4560125448987585570" text:style-name="L192">
        <text:list-item>
          <text:p text:style-name="P235">New Parents and view lists</text:p>
        </text:list-item>
      </text:list>
      <text:p text:style-name="P6">Base Bodies</text:p>
      <text:list xml:id="list20637054"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458062015460094854" text:style-name="L193">
        <text:list-item>
          <text:p text:style-name="P236">Undead Heads</text:p>
          <text:list>
            <text:list-item>
              <text:p text:style-name="P236">Undead Head 1, etc</text:p>
            </text:list-item>
          </text:list>
        </text:list-item>
      </text:list>
      <text:list xml:id="list6900113784057469689" text:style-name="L194">
        <text:list-item>
          <text:p text:style-name="P237">Orc Heads</text:p>
          <text:list>
            <text:list-item>
              <text:p text:style-name="P237">Orc Head 1, etc</text:p>
            </text:list-item>
          </text:list>
        </text:list-item>
      </text:list>
      <text:list xml:id="list4045067037843328322" text:style-name="L195">
        <text:list-item>
          <text:p text:style-name="P238">Repeated for</text:p>
          <text:list>
            <text:list-item>
              <text:p text:style-name="P238">Chest, Legs, Right arm, right hand, left arm, left hand</text:p>
            </text:list-item>
          </text:list>
        </text:list-item>
      </text:list>
      <text:list xml:id="list1999211688503279301"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6121244344686392104"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1316874621487230511" text:style-name="L198">
        <text:list-item>
          <text:p text:style-name="P256">UCM</text:p>
        </text:list-item>
        <text:list-item>
          <text:p text:style-name="P256">Appearance tab(s)</text:p>
        </text:list-item>
        <text:list-item>
          <text:p text:style-name="P256">Talent Pages</text:p>
        </text:list-item>
        <text:list-item>
          <text:p text:style-name="P256">Talent Point allocation window</text:p>
        </text:list-item>
      </text:list>
      <text:p text:style-name="P8"/>
      <text:p text:style-name="P5">Character Preset Data Object</text:p>
      <text:list xml:id="list1234729854112836764"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1638538526134105809"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3860032745610313424" text:style-name="L201">
        <text:list-item>
          <text:p text:style-name="P243">character creation page must be able to save the settings into a characterPresetData object</text:p>
        </text:list-item>
      </text:list>
      <text:p text:style-name="P9"/>
      <text:p text:style-name="P6">Data needed for loading/saving</text:p>
      <text:list xml:id="list7468146592478683557" text:style-name="L202">
        <text:list-item>
          <text:p text:style-name="P244">UCM</text:p>
          <text:list>
            <text:list-item>
              <text:p text:style-name="P244">All body parts and clothing parts</text:p>
            </text:list-item>
          </text:list>
        </text:list-item>
      </text:list>
      <text:list xml:id="list5642351943183734132" text:style-name="L203">
        <text:list-item>
          <text:p text:style-name="P245">Race (orc, human, etc)</text:p>
          <text:list>
            <text:list-item>
              <text:p text:style-name="P245">racial abilities/passives/traits</text:p>
            </text:list-item>
          </text:list>
        </text:list-item>
      </text:list>
      <text:list xml:id="list5326811944010369183" text:style-name="L204">
        <text:list-item>
          <text:p text:style-name="P246"><text:soft-page-break/>Combat related</text:p>
        </text:list-item>
      </text:list>
      <text:list xml:id="list20643130" text:continue-list="list5642351943183734132"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6634527772084652975"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3614819570811171700" text:style-name="L206">
        <text:list-item>
          <text:p text:style-name="P257">create load player made preset feature in team building screen DONE</text:p>
        </text:list-item>
        <text:list-item>
          <text:p text:style-name="P257">create load player made preset feature in char creation screen (so player can edit their character presets) DONE</text:p>
        </text:list-item>
        <text:list-item>
          <text:p text:style-name="P257">update menu character UI to show new data elements (background, race, etc) DONE</text:p>
          <text:list>
            <text:list-item>
              <text:p text:style-name="P257">add race and weapon fields</text:p>
            </text:list-item>
          </text:list>
        </text:list-item>
        <text:list-item>
          <text:p text:style-name="P257">implement logic for building CharacterData in game from character preset data (so player can actually play the game with their custom characters + origin characters) DONE</text:p>
        </text:list-item>
        <text:list-item>
          <text:p text:style-name="P257">Replace weaponSetDataSO with just normal weapons, MH and OH weapon are selected individually</text:p>
          <text:list>
            <text:list-item>
              <text:p text:style-name="P257">update GUI in charMaker screen for this (means we have more dynamic item pairings, more scale-able)</text:p>
            </text:list-item>
          </text:list>
        </text:list-item>
      </text:list>
      <text:list xml:id="list2139833844013428706" text:style-name="L207">
        <text:list-item>
          <text:p text:style-name="P258"><text:soft-page-break/>Implement player can choose abilities and passives outside of presets DONE</text:p>
        </text:list-item>
        <text:list-item>
          <text:p text:style-name="P258">Implement player can choose talents outside of presets DONE</text:p>
        </text:list-item>
      </text:list>
      <text:list xml:id="list5210822078333279038" text:style-name="L208">
        <text:list-item>
          <text:p text:style-name="P259">Design + implement at least 8 origin characters</text:p>
          <text:list>
            <text:list-item>
              <text:p text:style-name="P259">carefully pick ability/passive/talent set ups</text:p>
            </text:list-item>
          </text:list>
        </text:list-item>
      </text:list>
      <text:list xml:id="list7358617415993174719" text:style-name="L209">
        <text:list-item>
          <text:p text:style-name="P260">Design + Implement at least 8 combat presets DONE</text:p>
          <text:list>
            <text:list-item>
              <text:p text:style-name="P260">implement item suit views for each preset</text:p>
            </text:list-item>
          </text:list>
        </text:list-item>
      </text:list>
      <text:list xml:id="list20617933" text:continue-list="list5210822078333279038" text:style-name="L208">
        <text:list-item>
          <text:p text:style-name="P259">Design Implement goblin race with good selection of body parts</text:p>
        </text:list-item>
        <text:list-item>
          <text:p text:style-name="P259">Implement 1 or 2 extra races</text:p>
          <text:list>
            <text:list-item>
              <text:p text:style-name="P259">gnoll, satyr, demon spawn, dragonking, lizard, etc</text:p>
            </text:list-item>
          </text:list>
        </text:list-item>
      </text:list>
      <text:list xml:id="list7209366511743713731" text:style-name="L210">
        <text:list-item>
          <text:p text:style-name="P261">Implement <text:s/>save/load char preset system DONE</text:p>
          <text:list>
            <text:list-item>
              <text:p text:style-name="P261">watch code monkey vids on json, saving to text files, etc</text:p>
            </text:list-item>
            <text:list-item>
              <text:p text:style-name="P261">create way for players to delete their custom characters</text:p>
            </text:list-item>
            <text:list-item>
              <text:p text:style-name="P261">create a way for us (the developer) to clear all player prefs quickly and easily to help testing</text:p>
            </text:list-item>
            <text:list-item>
              <text:p text:style-name="P261">make so saving a character with a name that already exists overwrites the saved character (we dont want 2 saved chars with the same name)</text:p>
              <text:list>
                <text:list-item>
                  <text:p text:style-name="P261">extra: create a pop up window for player saying something like (a char with name already exists, are you sure you want to overwrite this saved character?</text:p>
                </text:list-item>
              </text:list>
            </text:list-item>
          </text:list>
        </text:list-item>
      </text:list>
      <text:list xml:id="list7444403941602301190" text:style-name="L211">
        <text:list-item>
          <text:p text:style-name="P262">Fix all enemy models in combat (body don't appear)</text:p>
          <text:list>
            <text:list-item>
              <text:p text:style-name="P262">make sure enemy <text:s/>info panel model also works</text:p>
            </text:list-item>
            <text:list-item>
              <text:p text:style-name="P262">clean up the UCM prefab once this is fixed (delete unneeded sprites, clean up code, etc)</text:p>
            </text:list-item>
          </text:list>
        </text:list-item>
      </text:list>
      <text:list xml:id="list7413420587628642297" text:style-name="L212">
        <text:list-item>
          <text:p text:style-name="P263">Implement 'items change the appearance of character models</text:p>
          <text:list>
            <text:list-item>
              <text:p text:style-name="P263">make sure each itemdataso has view to link to</text:p>
              <text:list>
                <text:list-item>
                  <text:p text:style-name="P263">if it doesnt exist on the model yet, create it (big job)</text:p>
                </text:list-item>
              </text:list>
            </text:list-item>
          </text:list>
        </text:list-item>
      </text:list>
      <text:p text:style-name="P8"/>
      <text:p text:style-name="P8">- </text:p>
      <text:p text:style-name="P8"/>
      <text:p text:style-name="P8"/>
      <text:list xml:id="list20612806" text:continue-list="list3614819570811171700" text:style-name="L206">
        <text:list-item>
          <text:p text:style-name="P257">how to delete player made presets?</text:p>
        </text:list-item>
        <text:list-item>
          <text:p text:style-name="P257">How to fix masking issues? FIXED</text:p>
          <text:list>
            <text:list-item>
              <text:p text:style-name="P257"><text:soft-page-break/>Old masks on activation window/char roster no longer work</text:p>
            </text:list-item>
            <text:list-item>
              <text:p text:style-name="P257">sorting layer on heads/faces is above default. This means they will always render over the UI, no matter what there order in layer value is</text:p>
            </text:list-item>
          </text:list>
        </text:list-item>
      </text:list>
      <text:list xml:id="list8123356216691166723" text:style-name="L213">
        <text:list-item>
          <text:p text:style-name="P264">need to create new sorting layer bonus values for each sprite part on UCM</text:p>
          <text:list>
            <text:list-item>
              <text:p text:style-name="P264">problem: right arm wear gets masked by head wear mask because it is on the same layer as head/face</text:p>
            </text:list-item>
          </text:list>
        </text:list-item>
      </text:list>
      <text:p text:style-name="P8"/>
      <text:p text:style-name="P8">Sprint 111 finishing criteria</text:p>
      <text:list xml:id="list6293874099298572483" text:style-name="L214">
        <text:list-item>
          <text:p text:style-name="P265">fix all enemies models so they appear correctly DONE</text:p>
        </text:list-item>
        <text:list-item>
          <text:p text:style-name="P265">create at least 8 origin characters DONE</text:p>
        </text:list-item>
        <text:list-item>
          <text:p text:style-name="P265">recreate all combat/ability/passive presets from original DONE</text:p>
        </text:list-item>
        <text:list-item>
          <text:p text:style-name="P265">create feature: player can write their characters description DONE</text:p>
        </text:list-item>
        <text:list-item>
          <text:p text:style-name="P265">implement goblin race</text:p>
          <text:list>
            <text:list-item>
              <text:p text:style-name="P265">Implement scaling to work on models</text:p>
            </text:list-item>
            <text:list-item>
              <text:p text:style-name="P265">try create a good distinction between goblins and orcs</text:p>
            </text:list-item>
          </text:list>
        </text:list-item>
      </text:list>
      <text:list xml:id="list2290662504525459006" text:style-name="L215">
        <text:list-item>
          <text:p text:style-name="P266">implement gnoll race DONE</text:p>
        </text:list-item>
      </text:list>
      <text:list xml:id="list8068047495870701919" text:style-name="L216">
        <text:list-item>
          <text:p text:style-name="P267">Implement Satyr race DONE</text:p>
        </text:list-item>
      </text:list>
      <text:list xml:id="list3847124864355019287" text:style-name="L217">
        <text:list-item>
          <text:p text:style-name="P268">make sure every item is linked to UCM element, and works in game to change appearance DONE</text:p>
        </text:list-item>
        <text:list-item>
          <text:p text:style-name="P268">fix team selection screen UI to accommodate changes DONE</text:p>
        </text:list-item>
      </text:list>
      <text:p text:style-name="P8"/>
      <text:list xml:id="list20634621" text:continue-numbering="true" text:style-name="L217">
        <text:list-item>
          <text:p text:style-name="P268">changing combat preset also auto sets your clothing DONE</text:p>
        </text:list-item>
        <text:list-item>
          <text:p text:style-name="P268">changing race does not remove all the clothing DONE</text:p>
        </text:list-item>
        <text:list-item>
          <text:p text:style-name="P268">make faces be applied to the head wear masks, just like heads are DONE</text:p>
        </text:list-item>
        <text:list-item>
          <text:p text:style-name="P268">make some of the head wear masks bigger (satyr and gnoll dont fit under all of them) DONE</text:p>
        </text:list-item>
        <text:list-item>
          <text:p text:style-name="P268">CLEAN UP ALL CODE: create region, refactor, etc</text:p>
        </text:list-item>
      </text:list>
      <text:p text:style-name="P8"/>
      <text:p text:style-name="P8">extra to do</text:p>
      <text:list xml:id="list1828767903179237147" text:style-name="L218">
        <text:list-item>
          <text:p text:style-name="P269">create descriptions + tool tip pop ups for backgrounds</text:p>
        </text:list-item>
      </text:list>
      <text:p text:style-name="P8"/>
      <text:p text:style-name="P8"><text:soft-page-break/>bug and issues to fix</text:p>
      <text:list xml:id="list5101486130803219482" text:style-name="L219">
        <text:list-item>
          <text:p text:style-name="P270">instance ID's on serialized objects change during each play session: this completely invalidates saving a character preset: fix this asap</text:p>
        </text:list-item>
      </text:list>
      <text:p text:style-name="P8"/>
      <text:p text:style-name="P8">QUICK STORY EVENT REWARD IDEA!!</text:p>
      <text:p text:style-name="P8">choose an item in your inventory. Gain 2 extra copies of it</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28T00:41:05.55</dc:date>
    <dc:creator>Black Will</dc:creator>
    <meta:editing-duration>P5DT8H4M12S</meta:editing-duration>
    <meta:editing-cycles>66</meta:editing-cycles>
    <meta:generator>OpenOffice/4.1.6$Win32 OpenOffice.org_project/416m1$Build-9790</meta:generator>
    <meta:document-statistic meta:table-count="0" meta:image-count="0" meta:object-count="0" meta:page-count="107" meta:paragraph-count="2684" meta:word-count="20255" meta:character-count="114714"/>
  </office:meta>
</office:document-meta>
</file>